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'Helvetica Neue', Helvetica, sans-serif"/>
    <style:font-face style:name="Calibri" svg:font-family="Calibri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439e" officeooo:paragraph-rsid="000b439e"/>
    </style:style>
    <style:style style:name="P2" style:family="paragraph" style:parent-style-name="Standard">
      <style:text-properties officeooo:rsid="000b8fd6" officeooo:paragraph-rsid="000b8fd6"/>
    </style:style>
    <style:style style:name="P3" style:family="paragraph" style:parent-style-name="Standard">
      <style:text-properties officeooo:rsid="000b8fd6" officeooo:paragraph-rsid="000b8fd6"/>
    </style:style>
    <style:style style:name="P4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106f32" officeooo:paragraph-rsid="00106f32" style:font-size-asian="12pt" style:font-size-complex="12pt"/>
    </style:style>
    <style:style style:name="P5" style:family="paragraph" style:parent-style-name="Standard">
      <style:text-properties officeooo:rsid="00106f32" officeooo:paragraph-rsid="00106f32"/>
    </style:style>
    <style:style style:name="P6" style:family="paragraph" style:parent-style-name="Standard">
      <style:text-properties style:font-name="Times New Roman" fo:font-size="12pt" officeooo:rsid="00106f32" officeooo:paragraph-rsid="00106f32" style:font-size-asian="12pt" style:font-size-complex="12pt"/>
    </style:style>
    <style:style style:name="P7" style:family="paragraph" style:parent-style-name="Standard">
      <style:text-properties style:font-name="Times New Roman" fo:font-size="12pt" officeooo:rsid="000b8fd6" officeooo:paragraph-rsid="000b8fd6" style:font-size-asian="12pt" style:font-size-complex="12pt"/>
    </style:style>
    <style:style style:name="P8" style:family="paragraph" style:parent-style-name="Standard">
      <style:text-properties officeooo:rsid="000b439e" officeooo:paragraph-rsid="000b439e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officeooo:rsid="0012543f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fo:color="#000000"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S → Entreprises de Services du Numérique</text:p>
      <text:p text:style-name="P1">Syntec numérique → syndicat professionnel des ESN</text:p>
      <text:p text:style-name="P1">RGPD → Règlement Européen sur la Protection des Données</text:p>
      <text:p text:style-name="P5">IT → Technologie de l'Information</text:p>
      <text:p text:style-name="P4">SMACS <text:span text:style-name="T2">→ S</text:span>ocial, <text:span text:style-name="T2">M</text:span>obile, <text:span text:style-name="T2">A</text:span>nalytics, <text:span text:style-name="T2">C</text:span>loud, <text:span text:style-name="T2">S</text:span>écurité</text:p>
      <text:p text:style-name="P1"/>
      <text:p text:style-name="P1"><text:a xlink:type="simple" xlink:href="https://www.emploi-pro.fr/edito/article/2018-une-bonne-annee-pour-l-emploi-dans-l-informatique-aea-9177" text:style-name="Internet_20_link" text:visited-style-name="Visited_20_Internet_20_Link">https://www.emploi-pro.fr/edito/article/2018-une-bonne-annee-pour-l-emploi-dans-l-informatique-aea-9177</text:a></text:p>
      <text:p text:style-name="P1">Les entreprises de services informatiques peinnent à recruter tous les professionnels dont elles ont besoin. Le Syntec prévoie 3,6% de croissance dans le secteur en 2018 après 3,4% en 2017. Soit plusieurs milliers d'emplois.</text:p>
      <text:p text:style-name="P1">Le RGPD pousse les entreprises à se mettre en conformité ce qui participe à cette croissance.</text:p>
      <text:p text:style-name="P2">Le turnover étant élevé (environ 20%), les ENS embauchent massivement les jeunes ingénieurs voire des étudiants en contrat d'apprentissage ou de professionnalisation.</text:p>
      <text:p text:style-name="P2"/>
      <text:p text:style-name="P2"><text:a xlink:type="simple" xlink:href="https://cadres.apec.fr/Emploi/Marche-Emploi/Les-Etudes-Apec/Les-etudes-Apec-par-annee/Etudes-Apec-2018/Le-marche-de-lemploi-cadre-dans-les-activites-informatiques/Le-secteur-des-activites-informatiques-recrutent-toujours-davantage-de-cadres" text:style-name="Internet_20_link" text:visited-style-name="Visited_20_Internet_20_Link">https://cadres.apec.fr/Emploi/Marche-Emploi/Les-Etudes-Apec/Les-etudes-Apec-par-annee/Etudes-Apec-2018/Le-marche-de-lemploi-cadre-dans-les-activites-informatiques/Le-secteur-des-activites-informatiques-recrutent-toujours-davantage-de-cadres</text:a></text:p>
      <text:p text:style-name="P2">Le secteur d'activités informatiques recrute des cadres en très grand nombre. Les prévisions sont de 60 000 recrutements dont 30% seront de jeunes diplômés.</text:p>
      <text:p text:style-name="P2"/>
      <text:p text:style-name="P6"><text:a xlink:type="simple" xlink:href="https://www.actinuance.com/petit-focus-sur-le-marche-de-linformatique-en-france/" text:style-name="Internet_20_link" text:visited-style-name="Visited_20_Internet_20_Link">https://www.actinuance.com/petit-focus-sur-le-marche-de-linformatique-en-france/</text:a></text:p>
      <text:p text:style-name="P7"><text:span text:style-name="T1">L’IT est utilisé en sous toutes ses formes pour améliorer la compétitivité de l’entreprise. Le marché français reste dominé par le conseil et les services. Ces prestations comptent pour 61% des revenus du secteur, devant l’édition logicielle (21%) et le conseil en technologie (17%).</text:span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'Helvetica Neue', Helvetica, sans-serif"/>
    <style:font-face style:name="Calibri" svg:font-family="Calibri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12S</meta:editing-duration>
    <meta:editing-cycles>5</meta:editing-cycles>
    <meta:generator>LibreOffice/5.1.6.2$Linux_X86_64 LibreOffice_project/10m0$Build-2</meta:generator>
    <dc:date>2018-11-06T15:48:20.069653951</dc:date>
    <meta:document-statistic meta:table-count="0" meta:image-count="0" meta:object-count="0" meta:page-count="1" meta:paragraph-count="13" meta:word-count="178" meta:character-count="1574" meta:non-whitespace-character-count="1409"/>
    <meta:user-defined meta:name="Info 1"/>
    <meta:user-defined meta:name="Info 2"/>
    <meta:user-defined meta:name="Info 3"/>
    <meta:user-defined meta:name="Info 4"/>
  </office:meta>
</office:document-meta>
</file>